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Wingdings 2" svg:font-family="'Wingdings 2'" style:font-adornments="Normal" style:font-family-generic="roman" style:font-pitch="variable" style:font-charset="x-symbol"/>
    <style:font-face style:name="StarSymbol" svg:font-family="StarSymbol"/>
    <style:font-face style:name="Tahoma1" svg:font-family="Tahoma"/>
    <style:font-face style:name="CMBX10" svg:font-family="CMBX10" style:font-family-generic="roman"/>
    <style:font-face style:name="CMBX12" svg:font-family="CMBX12" style:font-family-generic="roman"/>
    <style:font-face style:name="CMMI10" svg:font-family="CMMI10" style:font-family-generic="roman"/>
    <style:font-face style:name="CMR10" svg:font-family="CMR10" style:font-family-generic="roman"/>
    <style:font-face style:name="CMTT10" svg:font-family="CMTT10" style:font-family-generic="roman"/>
    <style:font-face style:name="Arial3" svg:font-family="Arial" style:font-family-generic="swiss"/>
    <style:font-face style:name="Arial" svg:font-family="Ari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8.25cm" table:align="center"/>
    </style:style>
    <style:style style:name="Tableau1.A" style:family="table-column">
      <style:table-column-properties style:column-width="0.748cm"/>
    </style:style>
    <style:style style:name="Tableau1.B" style:family="table-column">
      <style:table-column-properties style:column-width="0.75cm"/>
    </style:style>
    <style:style style:name="Tableau1.C" style:family="table-column">
      <style:table-column-properties style:column-width="0.751cm"/>
    </style:style>
    <style:style style:name="Tableau1.A1" style:family="table-cell">
      <style:table-cell-properties fo:padding="0.097cm" fo:border-left="0.05pt solid #000000" fo:border-right="none" fo:border-top="0.05pt solid #000000" fo:border-bottom="0.05pt solid #000000"/>
    </style:style>
    <style:style style:name="Tableau1.K1" style:family="table-cell">
      <style:table-cell-properties fo:padding="0.097cm" fo:border="0.05pt solid #000000"/>
    </style:style>
    <style:style style:name="Tableau4" style:family="table">
      <style:table-properties style:width="8.241cm" table:align="center" style:shadow="none"/>
    </style:style>
    <style:style style:name="Tableau4.A" style:family="table-column">
      <style:table-column-properties style:column-width="0.748cm"/>
    </style:style>
    <style:style style:name="Tableau4.B" style:family="table-column">
      <style:table-column-properties style:column-width="0.7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E1" style:family="table-cell">
      <style:table-cell-properties fo:padding="0.097cm" fo:border-left="none" fo:border-right="0.05pt solid #000000" fo:border-top="0.05pt solid #000000" fo:border-bottom="0.05pt solid #000000"/>
    </style:style>
    <style:style style:name="Tableau2" style:family="table">
      <style:table-properties style:width="8.241cm" table:align="center" style:shadow="none"/>
    </style:style>
    <style:style style:name="Tableau2.A" style:family="table-column">
      <style:table-column-properties style:column-width="0.748cm"/>
    </style:style>
    <style:style style:name="Tableau2.B" style:family="table-column">
      <style:table-column-properties style:column-width="0.75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none" fo:border-right="none" fo:border-top="0.05pt solid #000000" fo:border-bottom="0.05pt solid #000000"/>
    </style:style>
    <style:style style:name="Tableau2.C1" style:family="table-cell">
      <style:table-cell-properties fo:padding="0.097cm" fo:border-left="none" fo:border-right="none" fo:border-top="0.05pt solid #000000" fo:border-bottom="0.05pt solid #000000"/>
    </style:style>
    <style:style style:name="Tableau2.D1" style:family="table-cell">
      <style:table-cell-properties fo:padding="0.097cm" fo:border-left="none" fo:border-right="none" fo:border-top="0.05pt solid #000000" fo:border-bottom="0.05pt solid #000000"/>
    </style:style>
    <style:style style:name="Tableau2.E1" style:family="table-cell">
      <style:table-cell-properties fo:padding="0.097cm" fo:border-left="none" fo:border-right="0.05pt solid #000000"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left="none" fo:border-right="none" fo:border-top="0.05pt solid #000000" fo:border-bottom="0.05pt solid #000000"/>
    </style:style>
    <style:style style:name="Tableau2.H1" style:family="table-cell">
      <style:table-cell-properties fo:padding="0.097cm" fo:border-left="none" fo:border-right="none" fo:border-top="0.05pt solid #000000" fo:border-bottom="0.05pt solid #000000"/>
    </style:style>
    <style:style style:name="Tableau2.I1" style:family="table-cell">
      <style:table-cell-properties fo:padding="0.097cm" fo:border-left="none" fo:border-right="none" fo:border-top="0.05pt solid #000000" fo:border-bottom="0.05pt solid #000000"/>
    </style:style>
    <style:style style:name="Tableau2.J1" style:family="table-cell">
      <style:table-cell-properties fo:background-color="#eeeeee" fo:padding="0.097cm" fo:border-left="none" fo:border-right="0.05pt solid #000000" fo:border-top="0.05pt solid #000000" fo:border-bottom="0.05pt solid #000000">
        <style:background-image/>
      </style:table-cell-properties>
    </style:style>
    <style:style style:name="Tableau3" style:family="table">
      <style:table-properties style:width="2.26cm" fo:margin-left="6.07cm" table:align="left" style:shadow="none"/>
    </style:style>
    <style:style style:name="Tableau3.A" style:family="table-column">
      <style:table-column-properties style:column-width="0.75cm"/>
    </style:style>
    <style:style style:name="Tableau3.C" style:family="table-column">
      <style:table-column-properties style:column-width="0.76cm"/>
    </style:style>
    <style:style style:name="Tableau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eeeee" fo:padding="0.097cm" fo:border="0.05pt solid #000000">
        <style:background-image/>
      </style:table-cell-properties>
    </style:style>
    <style:style style:name="Tableau3.C1" style:family="table-cell">
      <style:table-cell-properties fo:background-color="#eeeeee" fo:padding="0.097cm" fo:border-left="none" fo:border-right="0.05pt solid #000000" fo:border-top="0.05pt solid #000000" fo:border-bottom="0.05pt solid #000000">
        <style:background-image/>
      </style:table-cell-properties>
    </style:style>
    <style:style style:name="P1" style:family="paragraph" style:parent-style-name="Standard">
      <style:paragraph-properties fo:margin-top="0cm" fo:margin-bottom="0cm" style:contextual-spacing="false">
        <style:tab-stops>
          <style:tab-stop style:position="20.6cm" style:type="right"/>
        </style:tab-stops>
      </style:paragraph-properties>
      <style:text-properties fo:color="#ffffff" fo:font-weight="bold" fo:background-color="#5abebe" style:font-weight-asian="bold" style:font-weight-complex="bold"/>
    </style:style>
    <style:style style:name="P2" style:family="paragraph" style:parent-style-name="Standard">
      <style:paragraph-properties fo:margin-top="0cm" fo:margin-bottom="0cm" style:contextual-spacing="false">
        <style:tab-stops>
          <style:tab-stop style:position="29.3cm" style:type="right"/>
        </style:tab-stops>
      </style:paragraph-properties>
      <style:text-properties fo:color="#ffffff" fo:font-weight="bold" fo:background-color="#5abebe" style:font-weight-asian="bold" style:font-weight-complex="bold"/>
    </style:style>
    <style:style style:name="P3" style:family="paragraph" style:parent-style-name="Standard">
      <style:paragraph-properties fo:margin-top="0cm" fo:margin-bottom="0cm" style:contextual-spacing="false">
        <style:tab-stops>
          <style:tab-stop style:position="14.4cm" style:type="right"/>
        </style:tab-stops>
      </style:paragraph-properties>
      <style:text-properties fo:color="#ffffff" fo:font-weight="bold" fo:background-color="#5abebe" style:font-weight-asian="bold" style:font-weight-complex="bold"/>
    </style:style>
    <style:style style:name="P4" style:family="paragraph" style:parent-style-name="Standard" style:master-page-name="">
      <style:paragraph-properties fo:margin-top="0cm" fo:margin-bottom="0cm" style:contextual-spacing="false" style:page-number="auto">
        <style:tab-stops/>
      </style:paragraph-properties>
      <style:text-properties fo:color="#ffffff" fo:font-size="5pt" fo:font-weight="bold" fo:background-color="#9858a8" style:font-size-asian="5pt" style:font-weight-asian="bold" style:font-size-complex="5pt" style:font-weight-complex="bold"/>
    </style:style>
    <style:style style:name="P5" style:family="paragraph" style:parent-style-name="Standard" style:master-page-name="">
      <style:paragraph-properties fo:margin-top="0cm" fo:margin-bottom="0cm" style:contextual-spacing="false" style:page-number="auto" fo:background-color="transparent">
        <style:tab-stops>
          <style:tab-stop style:position="20.6cm" style:type="right"/>
        </style:tab-stops>
        <style:background-image/>
      </style:paragraph-properties>
      <style:text-properties fo:color="#ffffff" fo:font-weight="bold" fo:background-color="#9858a8" style:font-weight-asian="bold" style:font-weight-complex="bold"/>
    </style:style>
    <style:style style:name="P6" style:family="paragraph" style:parent-style-name="Standard" style:master-page-name="">
      <style:paragraph-properties fo:margin-top="0cm" fo:margin-bottom="0cm" style:contextual-spacing="false" style:page-number="auto" fo:background-color="transparent">
        <style:tab-stops>
          <style:tab-stop style:position="8.999cm" style:type="center"/>
          <style:tab-stop style:position="18cm" style:type="right"/>
        </style:tab-stops>
        <style:background-image/>
      </style:paragraph-properties>
      <style:text-properties fo:color="#ffffff" fo:font-size="5pt" fo:font-weight="bold" fo:background-color="#9858a8" style:font-size-asian="5pt" style:font-weight-asian="bold" style:font-size-complex="5pt" style:font-weight-complex="bold"/>
    </style:style>
    <style:style style:name="P7" style:family="paragraph" style:parent-style-name="Standard">
      <style:paragraph-properties fo:margin-top="0cm" fo:margin-bottom="0cm" style:contextual-spacing="false" fo:background-color="transparent">
        <style:tab-stops>
          <style:tab-stop style:position="29.3cm" style:type="right"/>
        </style:tab-stops>
        <style:background-image/>
      </style:paragraph-properties>
      <style:text-properties fo:color="#ffffff" fo:font-weight="bold" fo:background-color="#9858a8" style:font-weight-asian="bold" style:font-weight-complex="bold"/>
    </style:style>
    <style:style style:name="P8" style:family="paragraph" style:parent-style-name="Standard">
      <style:paragraph-properties>
        <style:tab-stops>
          <style:tab-stop style:position="18cm" style:type="right"/>
        </style:tab-stops>
      </style:paragraph-properties>
      <style:text-properties fo:color="#ffffff" fo:font-size="5pt" fo:font-weight="bold" fo:background-color="#5abebe" style:font-size-asian="5pt" style:font-weight-asian="bold" style:font-size-complex="5pt" style:font-weight-complex="bold"/>
    </style:style>
    <style:style style:name="P9" style:family="paragraph" style:parent-style-name="Standard" style:master-page-name="">
      <style:paragraph-properties fo:margin-top="0cm" fo:margin-bottom="0cm" style:contextual-spacing="false" style:page-number="auto" fo:background-color="transparent">
        <style:tab-stops>
          <style:tab-stop style:position="14.4cm" style:type="center"/>
        </style:tab-stops>
        <style:background-image/>
      </style:paragraph-properties>
      <style:text-properties fo:color="#ffffff" fo:font-weight="bold" fo:background-color="#9858a8" style:font-weight-asian="bold" style:font-weight-complex="bold"/>
    </style:style>
    <style:style style:name="P10" style:family="paragraph" style:parent-style-name="_30_4_20_Texte">
      <style:text-properties officeooo:paragraph-rsid="00581c30"/>
    </style:style>
    <style:style style:name="P11" style:family="paragraph" style:parent-style-name="_30_4_20_Texte">
      <style:paragraph-properties fo:text-align="center" style:justify-single-word="false"/>
    </style:style>
    <style:style style:name="P12" style:family="paragraph" style:parent-style-name="_30_4_20_Texte">
      <style:paragraph-properties fo:text-align="center" style:justify-single-word="false"/>
      <style:text-properties officeooo:paragraph-rsid="005ce750"/>
    </style:style>
    <style:style style:name="P13" style:family="paragraph" style:parent-style-name="_30_4_20_Texte">
      <style:text-properties officeooo:paragraph-rsid="0059b14d"/>
    </style:style>
    <style:style style:name="P14" style:family="paragraph" style:parent-style-name="_30_4_20_Texte" style:list-style-name="L4">
      <style:text-properties officeooo:paragraph-rsid="005c2cca"/>
    </style:style>
    <style:style style:name="P15" style:family="paragraph" style:parent-style-name="_30_4_20_Texte" style:list-style-name="L5"/>
    <style:style style:name="P16" style:family="paragraph" style:parent-style-name="_30_4_20_Texte">
      <style:paragraph-properties fo:text-align="center" style:justify-single-word="false"/>
      <style:text-properties officeooo:rsid="005ce750" officeooo:paragraph-rsid="005ce750"/>
    </style:style>
    <style:style style:name="P17" style:family="paragraph" style:parent-style-name="_30_4_20_Texte" style:list-style-name="L6"/>
    <style:style style:name="P18" style:family="paragraph" style:parent-style-name="_30_4_20_Texte" style:list-style-name="L7">
      <style:text-properties officeooo:paragraph-rsid="005ce750"/>
    </style:style>
    <style:style style:name="P19" style:family="paragraph" style:parent-style-name="_30_0_20_Titre" style:master-page-name="TD_20_A5V">
      <style:paragraph-properties style:page-number="auto"/>
    </style:style>
    <style:style style:name="T1" style:family="text">
      <style:text-properties officeooo:rsid="000c5e82"/>
    </style:style>
    <style:style style:name="T2" style:family="text">
      <style:text-properties fo:font-style="italic" style:font-style-asian="italic" style:font-style-complex="italic"/>
    </style:style>
    <style:style style:name="T3" style:family="text">
      <style:text-properties fo:font-style="italic" officeooo:rsid="00581c30" style:font-style-asian="italic" style:font-style-complex="italic"/>
    </style:style>
    <style:style style:name="T4" style:family="text">
      <style:text-properties fo:font-weight="bold" style:font-weight-asian="bold" style:font-weight-complex="bold"/>
    </style:style>
    <style:style style:name="T5" style:family="text">
      <style:text-properties officeooo:rsid="00581c30"/>
    </style:style>
    <style:style style:name="T6" style:family="text">
      <style:text-properties fo:font-weight="normal" style:font-weight-asian="normal" style:font-weight-complex="normal"/>
    </style:style>
    <style:style style:name="T7" style:family="text">
      <style:text-properties fo:font-weight="normal" officeooo:rsid="00581c30" style:font-weight-asian="normal" style:font-weight-complex="normal"/>
    </style:style>
    <style:style style:name="T8" style:family="text">
      <style:text-properties officeooo:rsid="0059753a"/>
    </style:style>
    <style:style style:name="T9" style:family="text">
      <style:text-properties style:font-name="Arial3" officeooo:rsid="0059753a" style:font-name-asian="Arial3" style:font-name-complex="Arial3"/>
    </style:style>
    <style:style style:name="T10" style:family="text">
      <style:text-properties officeooo:rsid="0059b14d"/>
    </style:style>
    <style:style style:name="T11" style:family="text">
      <style:text-properties style:text-position="sub 58%"/>
    </style:style>
    <style:style style:name="T12" style:family="text">
      <style:text-properties officeooo:rsid="005c2cca"/>
    </style:style>
    <style:style style:name="T13" style:family="text">
      <style:text-properties officeooo:rsid="005ce750"/>
    </style:style>
    <style:style style:name="T14" style:family="text">
      <style:text-properties officeooo:rsid="005db137"/>
    </style:style>
    <style:style style:name="T15" style:family="text">
      <style:text-properties fo:font-size="8pt" fo:font-style="italic" style:font-size-asian="8pt" style:font-style-asian="italic" style:font-size-complex="8pt" style:font-style-complex="italic"/>
    </style:style>
    <style:style style:name="T16" style:family="text">
      <style:text-properties fo:font-size="8pt" fo:font-style="italic" officeooo:rsid="00581c30" style:font-size-asian="8pt" style:font-style-asian="italic" style:font-size-complex="8pt" style:font-style-complex="italic"/>
    </style:style>
    <style:style style:name="T17" style:family="text">
      <style:text-properties fo:font-size="7pt" fo:font-style="italic" style:font-size-asian="7pt" style:font-style-asian="italic" style:font-size-complex="7pt" style:font-style-complex="italic"/>
    </style:style>
    <style:style style:name="T18" style:family="text">
      <style:text-properties fo:font-size="7pt" fo:font-style="italic" officeooo:rsid="00581c30" style:font-size-asian="7pt" style:font-style-asian="italic" style:font-size-complex="7pt" style:font-style-complex="italic"/>
    </style:style>
    <style:style style:name="fr1" style:family="graphic" style:parent-style-name="Formula">
      <style:graphic-properties fo:margin-left="0cm" fo:margin-right="0cm" style:wrap="parallel" style:number-wrapped-paragraphs="no-limit" style:wrap-contour="false" style:vertical-pos="middle" style:vertical-rel="text" draw:ole-draw-aspect="1"/>
    </style:style>
    <style:style style:name="fr2" style:family="graphic" style:parent-style-name="Formula">
      <style:graphic-properties fo:margin-left="0cm" fo:margin-right="0cm"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Sandwich au jambon</text:h>
      <text:p text:style-name="P10">Le probl<text:span text:style-name="T5">è</text:span>me dit du <text:span text:style-name="T2">sandwich au jambon</text:span> ou bien encore appel<text:span text:style-name="T5">é</text:span> th<text:span text:style-name="T5">é</text:span>or<text:span text:style-name="T5">è</text:span>me de <text:span text:style-name="T2">Stone-Tukey</text:span> s'énonce de la manière suivante : un ensemble de n points en dimension d peut toujours <text:span text:style-name="T5">ê</text:span>tre séparé en deux parties de cardinal au plus <text:span text:style-name="T5">[</text:span>n/2<text:span text:style-name="T5">]</text:span> par un hyperplan de dimension d-1 (certains points peuvent <text:span text:style-name="T5">ê</text:span>tre dans l'hyperplan), o<text:span text:style-name="T5">ù</text:span> <text:span text:style-name="T5">[</text:span>n/2<text:span text:style-name="T5">]</text:span> désigne la partie entière de n/2. <text:span text:style-name="T17">De manière concrète, un ensemble de points dans l'espace peut </text:span><text:span text:style-name="T18">ê</text:span><text:span text:style-name="T17">tre séparé en deux parties quasi-égales par un plan. De m</text:span><text:span text:style-name="T18">ê</text:span><text:span text:style-name="T17">me un ensemble de points dans le plan peut </text:span><text:span text:style-name="T18">êtr</text:span><text:span text:style-name="T17">e séparé en deux par une droite et m</text:span><text:span text:style-name="T18">ê</text:span><text:span text:style-name="T17">me en 4 </text:span><text:span text:style-name="T18">à</text:span><text:span text:style-name="T17"> l'aide de deux droites. Ce sujet porte sur la résolution algorithmique de ce problème et de problèmes connexes selon di</text:span><text:span text:style-name="T18">ff</text:span><text:span text:style-name="T17">érentes méthodes.</text:span></text:p>
      <text:p text:style-name="_30_4_20_Texte">Dans tout le problème, les tableaux sont indicés <text:span text:style-name="T5">à</text:span> partir de <text:span text:style-name="T7">0</text:span>. L'accès <text:span text:style-name="T5">à</text:span> la i-ème case d'un tableau<text:span text:style-name="T6"> tab est noté tab[i]. Q</text:span>uel que soit le langage utilisé, on suppose que les tableaux peuvent <text:span text:style-name="T5">ê</text:span>tre passés comme arguments des fonctions. En outre, il existe une primitive allouer(m; c) pour créer un tableau de taille m dont chaque case contient c <text:span text:style-name="T8">à</text:span> l'origine, ainsi qu'une primitive taille(t) qui renvoie la taille d'un tableau t. En<text:span text:style-name="T8">fi</text:span>n, on disposera d'une fonction floor(x) qui renvoie la partie entière <text:span text:style-name="T8">[x]</text:span> pour tout réel x <text:span text:style-name="T9">≥</text:span> 0.</text:p>
      <text:p text:style-name="_30_4_20_Texte">La complexité, ou le temps d'exécution, d'un programme P (fonction ou procédure) est le nombre d'opérations élémentaires (addition, soustraction, multiplication, division, <text:span text:style-name="T8">affe</text:span>ctation, etc...) nécessaires <text:span text:style-name="T8">à</text:span> l'exécution de P. Lorsque cette complexité dépend d'un paramètre n, on dira que P a une complexité en O(f(n)), s'il existe K &gt; 0 tel que la complexité de P est au plus K f(n), pour tout n. Lorsqu'il est demandé de garantir une certaine complexité, le candidat devra justi<text:span text:style-name="T8">fi</text:span>er cette dernière si elle ne se déduit pas directement de la lecture du code.</text:p>
      <text:h text:style-name="_30_1_20_Titre_20_1" text:outline-level="2">Grand, <text:span text:style-name="T14">P</text:span>etit et <text:span text:style-name="T14">M</text:span>édian</text:h>
      <text:p text:style-name="_30_4_20_Texte">Dans cette partie, nous supposerons donné un tableau tab contenant n nombres réels. Les indices du tableau vont de <text:span text:style-name="T8">0</text:span> <text:span text:style-name="T8">à</text:span> n-<text:span text:style-name="T8">1</text:span>.</text:p>
      <text:p text:style-name="_30_4_20_Texte">Nous utiliserons le tableau de taille 11 suivant pour nos exemples :</text:p>
      <table:table table:name="Tableau1" table:style-name="Tableau1">
        <table:table-column table:style-name="Tableau1.A"/>
        <table:table-column table:style-name="Tableau1.B"/>
        <table:table-column table:style-name="Tableau1.C"/>
        <table:table-column table:style-name="Tableau1.A"/>
        <table:table-column table:style-name="Tableau1.C"/>
        <table:table-column table:style-name="Tableau1.B"/>
        <table:table-column table:style-name="Tableau1.A"/>
        <table:table-column table:style-name="Tableau1.C"/>
        <table:table-column table:style-name="Tableau1.B"/>
        <table:table-column table:style-name="Tableau1.C" table:number-columns-repeated="2"/>
        <table:table-row>
          <table:table-cell table:style-name="Tableau1.A1" office:value-type="string">
            <text:p text:style-name="P11">3</text:p>
          </table:table-cell>
          <table:table-cell table:style-name="Tableau1.A1" office:value-type="string">
            <text:p text:style-name="P11">2</text:p>
          </table:table-cell>
          <table:table-cell table:style-name="Tableau1.A1" office:value-type="string">
            <text:p text:style-name="P11">5</text:p>
          </table:table-cell>
          <table:table-cell table:style-name="Tableau1.A1" office:value-type="string">
            <text:p text:style-name="P11">8</text:p>
          </table:table-cell>
          <table:table-cell table:style-name="Tableau1.A1" office:value-type="string">
            <text:p text:style-name="P11">1</text:p>
          </table:table-cell>
          <table:table-cell table:style-name="Tableau1.A1" office:value-type="string">
            <text:p text:style-name="P11">34</text:p>
          </table:table-cell>
          <table:table-cell table:style-name="Tableau1.A1" office:value-type="string">
            <text:p text:style-name="P11">21</text:p>
          </table:table-cell>
          <table:table-cell table:style-name="Tableau1.A1" office:value-type="string">
            <text:p text:style-name="P11">6</text:p>
          </table:table-cell>
          <table:table-cell table:style-name="Tableau1.A1" office:value-type="string">
            <text:p text:style-name="P11">9</text:p>
          </table:table-cell>
          <table:table-cell table:style-name="Tableau1.A1" office:value-type="string">
            <text:p text:style-name="P11">14</text:p>
          </table:table-cell>
          <table:table-cell table:style-name="Tableau1.K1" office:value-type="string">
            <text:p text:style-name="P11">8</text:p>
          </table:table-cell>
        </table:table-row>
      </table:table>
      <text:list xml:id="list4954308615040731666" text:style-name="Question_20__3a__20_Numero">
        <text:list-item>
          <text:p text:style-name="Q_20__3a__20_Numéro">Ecrire une fonction <text:span text:style-name="T4">calculeIndiceMaximum(tab)</text:span> qui renvoie l'indice d'une case o<text:span text:style-name="T8">ù</text:span> se trouve le plus grand réel de tab. Sur le tableau précédent, la fonction renverra <text:span text:style-name="T8">5</text:span> car la case <text:span text:style-name="T8">5</text:span> contient la valeur 34.</text:p>
        </text:list-item>
        <text:list-item>
          <text:p text:style-name="Q_20__3a__20_Numéro">Ecrire une fonction <text:span text:style-name="T4">nombrePlusPetit(tab,val)</text:span> qui renvoie le nombre d'éléments dans le tableau tab dont la valeur est plus petite ou égale <text:span text:style-name="T8">à</text:span> val. Sur le tableau exemple, pour une valeur de val égale <text:span text:style-name="T8">à</text:span> 5, la fonction devra renvoyer la valeur 4 car seuls les nombres 3, 2, 5, 1 sont inférieurs ou égaux <text:span text:style-name="T10">à</text:span> 5.</text:p>
        </text:list-item>
      </text:list>
      <text:p text:style-name="P13">Nous allons maintenant calculer un médian d'un tableau. Rappelons qu'une valeur médiane m d'un ensemble E de nombres est un élément de E tel que les deux ensembles <draw:frame draw:style-name="fr1" draw:name="Objet3" text:anchor-type="as-char" svg:width="0.734cm" svg:height="0.452cm" draw:z-index="2"><draw:object xlink:href="./Object 3" xlink:type="simple" xlink:show="embed" xlink:actuate="onLoad"/><draw:image xlink:href="./ObjectReplacements/Object 3" xlink:type="simple" xlink:show="embed" xlink:actuate="onLoad"/><svg:desc>formule</svg:desc></draw:frame> (les nombres de E strictement plus petits que m) et <text:span text:style-name="T11"><draw:frame draw:style-name="fr1" draw:name="Objet4" text:anchor-type="as-char" svg:width="0.734cm" svg:height="0.452cm" draw:z-index="3"><draw:object xlink:href="./Object 4" xlink:type="simple" xlink:show="embed" xlink:actuate="onLoad"/><draw:image xlink:href="./ObjectReplacements/Object 4" xlink:type="simple" xlink:show="embed" xlink:actuate="onLoad"/><svg:desc>formule</svg:desc></draw:frame></text:span> (les nombres de E strictement plus grands que m) véri<text:span text:style-name="T10">fi</text:span>ent <draw:frame draw:style-name="fr1" draw:name="Objet1" text:anchor-type="as-char" svg:width="1.963cm" svg:height="0.497cm" draw:z-index="0"><draw:object xlink:href="./Object 1" xlink:type="simple" xlink:show="embed" xlink:actuate="onLoad"/><draw:image xlink:href="./ObjectReplacements/Object 1" xlink:type="simple" xlink:show="embed" xlink:actuate="onLoad"/></draw:frame> et <draw:frame draw:style-name="fr1" draw:name="Objet2" text:anchor-type="as-char" svg:width="1.963cm" svg:height="0.497cm" draw:z-index="1"><draw:object xlink:href="./Object 2" xlink:type="simple" xlink:show="embed" xlink:actuate="onLoad"/><draw:image xlink:href="./ObjectReplacements/Object 2" xlink:type="simple" xlink:show="embed" xlink:actuate="onLoad"/><svg:desc>formule</svg:desc></draw:frame>. Notez que le problème du médian est une reformulation de probl<text:span text:style-name="T5">è</text:span>me dit du <text:span text:style-name="T2">sandwich au jambon</text:span> pris en dimension 1. Une méthode na<text:span text:style-name="T10">ï</text:span>ve consiste donc <text:span text:style-name="T10">à</text:span> parcourir les éléments de l'ensemble et <text:span text:style-name="T10">à</text:span> calculer pour chacun d'eux les valeurs de <draw:frame draw:style-name="fr1" draw:name="Objet5" text:anchor-type="as-char" svg:width="0.949cm" svg:height="0.497cm" draw:z-index="4"><draw:object xlink:href="./Object 5" xlink:type="simple" xlink:show="embed" xlink:actuate="onLoad"/><draw:image xlink:href="./ObjectReplacements/Object 5" xlink:type="simple" xlink:show="embed" xlink:actuate="onLoad"/><svg:desc>formule</svg:desc></draw:frame> et <draw:frame draw:style-name="fr1" draw:name="Objet6" text:anchor-type="as-char" svg:width="0.949cm" svg:height="0.497cm" draw:z-index="5"><draw:object xlink:href="./Object 6" xlink:type="simple" xlink:show="embed" xlink:actuate="onLoad"/><draw:image xlink:href="./ObjectReplacements/Object 6" xlink:type="simple" xlink:show="embed" xlink:actuate="onLoad"/><svg:desc>formule</svg:desc></draw:frame> mais il est possible de faire mieux comme nous allons le voir dans la partie suivante.</text:p>
      <text:h text:style-name="_30_1_20_Titre_20_1" text:outline-level="2"><text:soft-page-break/>Un tri pour accélérer</text:h>
      <text:p text:style-name="_30_4_20_Texte">Une méthode plus e<text:span text:style-name="T10">ffi</text:span>cace serait de trier le tableau par ordre croissant tout en prenant la cellule du milieu dans le tableau trié. Cette méthode certes rapide requiert O(n ln n) opérations. Il existe une méthode optimale en temps linéaire O(n) pour trouver le médian d'un ensemble de n éléments. Cette partie a pour but d'en proposer une implémentation.</text:p>
      <text:p text:style-name="_30_4_20_Texte">Une fonction annexe nécessaire pour cet algorithme consiste <text:span text:style-name="T10">à</text:span> savoir séparer en deux un ensemble de valeurs. Soit un tableau tab et un réel appelé pivot p = tab[i], il s'agit de réordonner les éléments du tableau en mettant en premier les éléments strictement plus petits que le pivot <draw:frame draw:style-name="fr2" draw:name="Objet7" text:anchor-type="as-char" svg:width="0.947cm" svg:height="0.473cm" draw:z-index="6"><draw:object xlink:href="./Object 7" xlink:type="simple" xlink:show="embed" xlink:actuate="onLoad"/><draw:image xlink:href="./ObjectReplacements/Object 7" xlink:type="simple" xlink:show="embed" xlink:actuate="onLoad"/></draw:frame>, puis les éléments égaux au pivot p, et en dernier les éléments strictement plus grands <draw:frame draw:style-name="fr2" draw:name="Objet8" text:anchor-type="as-char" svg:width="0.947cm" svg:height="0.473cm" draw:z-index="7"><draw:object xlink:href="./Object 8" xlink:type="simple" xlink:show="embed" xlink:actuate="onLoad"/><draw:image xlink:href="./ObjectReplacements/Object 8" xlink:type="simple" xlink:show="embed" xlink:actuate="onLoad"/><svg:desc>formule</svg:desc></draw:frame>. Sur le tableau exemple, en prenant comme valeur de pivot 8 on obtiendra le tableau résultat suivant :</text:p>
      <table:table table:name="Tableau4" table:style-name="Tableau4">
        <table:table-column table:style-name="Tableau4.A"/>
        <table:table-column table:style-name="Tableau4.B" table:number-columns-repeated="2"/>
        <table:table-column table:style-name="Tableau4.A"/>
        <table:table-column table:style-name="Tableau4.B" table:number-columns-repeated="3"/>
        <table:table-column table:style-name="Tableau4.A"/>
        <table:table-column table:style-name="Tableau4.B" table:number-columns-repeated="3"/>
        <table:table-row>
          <table:table-cell table:style-name="Tableau4.A1" office:value-type="string">
            <text:p text:style-name="P16">3</text:p>
          </table:table-cell>
          <table:table-cell table:style-name="Tableau4.B1" office:value-type="string">
            <text:p text:style-name="P16">2</text:p>
          </table:table-cell>
          <table:table-cell table:style-name="Tableau4.B1" office:value-type="string">
            <text:p text:style-name="P16">5</text:p>
          </table:table-cell>
          <table:table-cell table:style-name="Tableau4.B1" office:value-type="string">
            <text:p text:style-name="P16">1</text:p>
          </table:table-cell>
          <table:table-cell table:style-name="Tableau4.E1" office:value-type="string">
            <text:p text:style-name="P16">6</text:p>
          </table:table-cell>
          <table:table-cell table:style-name="Tableau4.A1" office:value-type="string">
            <text:p text:style-name="P16">8</text:p>
          </table:table-cell>
          <table:table-cell table:style-name="Tableau4.E1" office:value-type="string">
            <text:p text:style-name="P16">8</text:p>
          </table:table-cell>
          <table:table-cell table:style-name="Tableau4.A1" office:value-type="string">
            <text:p text:style-name="P16">21</text:p>
          </table:table-cell>
          <table:table-cell table:style-name="Tableau4.B1" office:value-type="string">
            <text:p text:style-name="P16">34</text:p>
          </table:table-cell>
          <table:table-cell table:style-name="Tableau4.B1" office:value-type="string">
            <text:p text:style-name="P16">9</text:p>
          </table:table-cell>
          <table:table-cell table:style-name="Tableau4.E1" office:value-type="string">
            <text:p text:style-name="P16">14</text:p>
          </table:table-cell>
        </table:table-row>
      </table:table>
      <text:p text:style-name="_30_4_20_Texte">Notez que dans le résultat les nombres plus petits que le pivot 3; 2; 5; 1; 6 peuvent <text:span text:style-name="T10">ê</text:span>tre dans n'importe quel ordre les uns par rapport aux autres.</text:p>
      <text:list xml:id="list10905404157263" text:continue-numbering="true" text:style-name="Question_20__3a__20_Numero">
        <text:list-item>
          <text:p text:style-name="Q_20__3a__20_Numéro">Ecrire une fonction <text:span text:style-name="T4">partition(tab,indicePivot)</text:span> qui prend en paramètre un tableau d'entiers tab ainsi qu'un entier <text:span text:style-name="T12">0</text:span> <text:span text:style-name="T12">&lt;</text:span> indiceP ivot <text:span text:style-name="T12">&lt; n-1</text:span>. Soit p = tab[indiceP ivot]. La fonction devra réordonner les éléments de tab comme expliqué précédemment en prenant comme pivot le nombre p. La fonction retournera le nouvel indice de la case ou se trouve la valeur p.</text:p>
        </text:list-item>
      </text:list>
      <text:p text:style-name="_30_4_20_Texte">Dans cette question, on suppose que les modi<text:span text:style-name="T10">fi</text:span>cations e<text:span text:style-name="T10">ffe</text:span>ctuées par la fonction sur le tableau tab sont persistantes, m<text:span text:style-name="T12">ê</text:span>me après l'appel de la fonction.</text:p>
      <text:p text:style-name="_30_4_20_Texte">Remarquons que le <text:span text:style-name="T12">[</text:span>n/<text:span text:style-name="T12">2]</text:span>-ème élément dans l'ordre croissant d'un tableau de taille n est un élément médian du tableau considéré. Nous allons donc non pas programmer une méthode pour trouver le médian mais plus généralement pour trouver le k-ème élément d'un ensemble. Nous allons utiliser l'algorithme suivant :</text:p>
      <text:p text:style-name="_30_4_20_Texte">On cherche le k-ème élément du tableau tab.</text:p>
      <text:list xml:id="list1355864693498142890" text:style-name="L4">
        <text:list-item>
          <text:p text:style-name="P14">Si k = <text:span text:style-name="T12">0</text:span> et <text:span text:style-name="T12">taille(tab) = 1</text:span> alors renvoyer tab[<text:span text:style-name="T12">0</text:span>]</text:p>
        </text:list-item>
        <text:list-item>
          <text:p text:style-name="P14">Sinon, soit p = tab[a]. Partitionner le tableau tab en utilisant le pivot p en mettant en premier les éléments plus petits que p. Soit i l'indice de p dans le tableau résultant.</text:p>
          <text:list>
            <text:list-item>
              <text:p text:style-name="P14">Si i &gt; k chercher le k-ème élément dans tab[<text:span text:style-name="T12">0..i</text:span>] et renvoyer cet élément.</text:p>
            </text:list-item>
            <text:list-item>
              <text:p text:style-name="P14">Si i = k renvoyer le pivot.</text:p>
            </text:list-item>
            <text:list-item>
              <text:p text:style-name="P14">Si i &lt; k chercher le (k-i-1)-ème élément dans tab[i+1..<text:span text:style-name="T12">n-1</text:span>] et renvoyer cet élément.</text:p>
            </text:list-item>
          </text:list>
        </text:list-item>
      </text:list>
      <text:list xml:id="list10905414173612" text:continue-list="list10905404157263" text:style-name="Question_20__3a__20_Numero">
        <text:list-item>
          <text:p text:style-name="Q_20__3a__20_Numéro"><text:span text:style-name="T12">E</text:span>crire une fonction <text:span text:style-name="T4">elementK(tab,k)</text:span> qui réalise l'algorithme de sélection du k-ème élément dans le tableau tab décrit précédemment et renvoie cet élément.</text:p>
        </text:list-item>
        <text:list-item>
          <text:p text:style-name="Q_20__3a__20_Numéro">Supposons que dans l'algorithme précédent nous voulions rechercher le premier élément mais qu'<text:span text:style-name="T12">à</text:span> chaque étape le pivot choisi est le plus grand élément, quel est un ordre de grandeur du nombre d'opérations réalisées par votre fonction ?</text:p>
        </text:list-item>
      </text:list>
      <text:p text:style-name="_30_4_20_Texte">L'algorithme précédent ne semble donc pas améliorer le calcul du médian. Le <text:span text:style-name="T5">problème</text:span> vient du fait que le pivot choisi peut <text:span text:style-name="T12">ê</text:span>tre mauvais c'est-<text:span text:style-name="T12">à</text:span>-dire qu'<text:span text:style-name="T12">à</text:span> chaque étape un seul élément du tableau a été éliminé. En fait, si l'on peut choisir un pivot p dans tab tel qu'il y ait <text:soft-page-break/>au moins <text:span text:style-name="T12">n/</text:span>5 éléments plus petits et <text:span text:style-name="T12">n/</text:span>5 plus grands alors on peut montrer que l'algorithme précédent fonctionne optimalement en temps O(n).</text:p>
      <text:p text:style-name="_30_4_20_Texte">Pour choisir un tel élément dans tab, on réalise l'algorithme choixPivot suivant o<text:span text:style-name="T12">ù </text:span>chaque étape sera illustrée en utilisant le tableau donné en introduction.</text:p>
      <text:list xml:id="list2581541228632350146" text:style-name="L5">
        <text:list-item>
          <text:p text:style-name="P15">On découpe le tableau en paquets de 5 éléments plus éventuellement un paquet plus petit.</text:p>
          <text:p text:style-name="P15">On calcule l'élément médian de chaque paquet.</text:p>
        </text:list-item>
      </text:list>
      <table:table table:name="Tableau2" table:style-name="Tableau2">
        <table:table-column table:style-name="Tableau2.A"/>
        <table:table-column table:style-name="Tableau2.B" table:number-columns-repeated="2"/>
        <table:table-column table:style-name="Tableau2.A"/>
        <table:table-column table:style-name="Tableau2.B" table:number-columns-repeated="3"/>
        <table:table-column table:style-name="Tableau2.A"/>
        <table:table-column table:style-name="Tableau2.B" table:number-columns-repeated="3"/>
        <table:table-row>
          <table:table-cell table:style-name="Tableau2.A1" office:value-type="string">
            <text:p text:style-name="P11">3</text:p>
          </table:table-cell>
          <table:table-cell table:style-name="Tableau2.B1" office:value-type="string">
            <text:p text:style-name="P11">2</text:p>
          </table:table-cell>
          <table:table-cell table:style-name="Tableau2.C1" office:value-type="string">
            <text:p text:style-name="P11">5</text:p>
          </table:table-cell>
          <table:table-cell table:style-name="Tableau2.D1" office:value-type="string">
            <text:p text:style-name="P11">8</text:p>
          </table:table-cell>
          <table:table-cell table:style-name="Tableau2.E1" office:value-type="string">
            <text:p text:style-name="P11">1</text:p>
          </table:table-cell>
          <table:table-cell table:style-name="Tableau2.F1" office:value-type="string">
            <text:p text:style-name="P11">34</text:p>
          </table:table-cell>
          <table:table-cell table:style-name="Tableau2.G1" office:value-type="string">
            <text:p text:style-name="P11">21</text:p>
          </table:table-cell>
          <table:table-cell table:style-name="Tableau2.H1" office:value-type="string">
            <text:p text:style-name="P11">6</text:p>
          </table:table-cell>
          <table:table-cell table:style-name="Tableau2.I1" office:value-type="string">
            <text:p text:style-name="P11">9</text:p>
          </table:table-cell>
          <table:table-cell table:style-name="Tableau2.J1" office:value-type="string">
            <text:p text:style-name="P11">14</text:p>
          </table:table-cell>
          <table:table-cell table:style-name="Tableau2.J1" office:value-type="string">
            <text:p text:style-name="P11">8</text:p>
          </table:table-cell>
        </table:table-row>
      </table:table>
      <text:list xml:id="list5932159713277029361" text:style-name="L6">
        <text:list-header>
          <text:p text:style-name="P17">S'il n'y a qu'un paquet on renvoie son m<text:span text:style-name="T13">é</text:span>dian. Sinon on place ces <text:span text:style-name="T13">éléments</text:span> m<text:span text:style-name="T13">é</text:span>dians <text:span text:style-name="T13">un nouveau</text:span> tableau.</text:p>
        </text:list-header>
      </text:list>
      <table:table table:name="Tableau3" table:style-name="Tableau3">
        <table:table-column table:style-name="Tableau3.A" table:number-columns-repeated="2"/>
        <table:table-column table:style-name="Tableau3.C"/>
        <table:table-row>
          <table:table-cell table:style-name="Tableau3.A1" office:value-type="string">
            <text:p text:style-name="P12">3</text:p>
          </table:table-cell>
          <table:table-cell table:style-name="Tableau3.B1" office:value-type="string">
            <text:p text:style-name="P12">14</text:p>
          </table:table-cell>
          <table:table-cell table:style-name="Tableau3.C1" office:value-type="string">
            <text:p text:style-name="P12">8</text:p>
          </table:table-cell>
        </table:table-row>
      </table:table>
      <text:list xml:id="list8543629502881031771" text:style-name="L7">
        <text:list-item>
          <text:p text:style-name="P18">On <text:span text:style-name="T13">réalise</text:span> choixPivot sur les <text:span text:style-name="T13">médians</text:span> <text:span text:style-name="T13">précédents</text:span>. Dans notre exemple on recommence donc les <text:span text:style-name="T13">é</text:span>tapes <text:span text:style-name="T13">précédentes.</text:span></text:p>
        </text:list-item>
      </text:list>
      <text:list xml:id="list10905434149474" text:continue-list="list10905414173612" text:style-name="Question_20__3a__20_Numero">
        <text:list-item>
          <text:p text:style-name="Q_20__3a__20_Numéro">Ecrire la fonction <text:span text:style-name="T4">choixPivot(tab)</text:span> qui <text:span text:style-name="T14">réalise</text:span> l'algorithme <text:span text:style-name="T14">précédent</text:span> et renvoie la valeur du piv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Wingdings 2" svg:font-family="'Wingdings 2'" style:font-adornments="Normal" style:font-family-generic="roman" style:font-pitch="variable" style:font-charset="x-symbol"/>
    <style:font-face style:name="StarSymbol" svg:font-family="StarSymbol"/>
    <style:font-face style:name="Tahoma1" svg:font-family="Tahoma"/>
    <style:font-face style:name="CMBX10" svg:font-family="CMBX10" style:font-family-generic="roman"/>
    <style:font-face style:name="CMBX12" svg:font-family="CMBX12" style:font-family-generic="roman"/>
    <style:font-face style:name="CMMI10" svg:font-family="CMMI10" style:font-family-generic="roman"/>
    <style:font-face style:name="CMR10" svg:font-family="CMR10" style:font-family-generic="roman"/>
    <style:font-face style:name="CMTT10" svg:font-family="CMTT10" style:font-family-generic="roman"/>
    <style:font-face style:name="Arial3" svg:font-family="Arial" style:font-family-generic="swiss"/>
    <style:font-face style:name="Arial" svg:font-family="Ari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Arial Unicode MS" style:font-size-asian="10pt" style:language-asian="en" style:country-asian="US" style:font-name-complex="Calibri" style:font-size-complex="10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page"/>
      <style:text-properties style:use-window-font-color="true" style:font-name="Arial" fo:font-size="10pt" fo:language="fr" fo:country="FR" style:letter-kerning="true" style:font-name-asian="Arial Unicode MS"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style:page-number="auto" fo:background-color="transparent" style:shadow="none">
        <style:tab-stops/>
        <style:background-image/>
      </style:paragraph-properties>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3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background-color="#5abebe" text:number-lines="false" text:line-number="0">
        <style:tab-stops>
          <style:tab-stop style:position="8.498cm" style:type="center"/>
          <style:tab-stop style:position="16.999cm" style:type="right"/>
        </style:tab-stops>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_30_4_20_Texte" style:display-name="04 Texte" style:family="paragraph" style:master-page-name="">
      <style:paragraph-properties fo:margin-top="0cm" fo:margin-bottom="0.101cm" style:contextual-spacing="false" style:page-number="auto" fo:background-color="transparent" style:shadow="none">
        <style:tab-stops/>
        <style:background-image/>
      </style:paragraph-properties>
      <style:text-properties fo:font-size="10pt"/>
    </style:style>
    <style:style style:name="_30_1_20_Titre_20_1" style:display-name="01 Titre 1" style:family="paragraph" style:parent-style-name="_30_4_20_Texte" style:next-style-name="_30_4_20_Texte" style:default-outline-level="2" style:master-page-name="">
      <style:paragraph-properties fo:margin-top="0cm" fo:margin-bottom="0.101cm" style:contextual-spacing="false" style:page-number="auto" fo:background-color="transparent" style:shadow="none" text:number-lines="true" text:line-number="1">
        <style:tab-stops/>
        <style:background-image/>
      </style:paragraph-properties>
      <style:text-properties fo:font-variant="small-caps" fo:color="#1f497d" style:font-name="Arial1" fo:font-family="Arial" style:font-style-name="Gras" style:font-family-generic="swiss" style:font-pitch="variable" fo:font-size="20pt" fo:font-weight="bold"/>
    </style:style>
    <style:style style:name="_30_2_20_Titre_20_1.1" style:display-name="02 Titre 1.1" style:family="paragraph" style:parent-style-name="_30_4_20_Texte" style:next-style-name="_30_4_20_Texte" style:default-outline-level="3" style:master-page-name="">
      <style:paragraph-properties fo:margin-top="0cm" fo:margin-bottom="0.101cm" style:contextual-spacing="false" style:page-number="auto" fo:background-color="transparent" style:shadow="none">
        <style:tab-stops/>
        <style:background-image/>
      </style:paragraph-properties>
      <style:text-properties fo:font-variant="normal" fo:text-transform="none" fo:color="#1f497d" fo:font-size="13pt" fo:font-style="normal" fo:font-weight="bold"/>
    </style:style>
    <style:style style:name="_30_3_20_Titre_20_1.1.1" style:display-name="03 Titre 1.1.1" style:family="paragraph" style:parent-style-name="_30_4_20_Texte" style:next-style-name="_30_4_20_Texte" style:default-outline-level="4">
      <style:paragraph-properties fo:margin-top="0cm" fo:margin-bottom="0.101cm" style:contextual-spacing="false"/>
      <style:text-properties fo:color="#1f497d" fo:font-size="12pt" fo:font-style="italic" style:text-underline-style="none" fo:font-weight="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Q_20__3a__20_Rédiger" style:display-name="Q : Rédiger" style:family="paragraph" style:parent-style-name="Standard" style:list-style-name="Question_a0__3a__20_Rédiger">
      <style:paragraph-properties fo:margin-top="0cm" fo:margin-bottom="0.101cm" style:contextual-spacing="false"/>
      <style:text-properties fo:color="#ff0000" fo:font-size="10pt"/>
    </style:style>
    <style:style style:name="Q_20__3a__20_Construire" style:display-name="Q : Construire" style:family="paragraph" style:parent-style-name="Standard" style:list-style-name="Question_a0__3a__20_Construire" style:master-page-name="">
      <style:paragraph-properties fo:margin-top="0cm" fo:margin-bottom="0.101cm" style:contextual-spacing="false" style:page-number="auto" style:shadow="none">
        <style:tab-stops/>
      </style:paragraph-properties>
      <style:text-properties fo:color="#ff0000" fo:font-size="10pt"/>
    </style:style>
    <style:style style:name="Q_20__3a__20_Observer" style:display-name="Q : Observer" style:family="paragraph" style:parent-style-name="Standard" style:list-style-name="Question_a0__3a__20_Observer">
      <style:paragraph-properties fo:margin-top="0cm" fo:margin-bottom="0.101cm" style:contextual-spacing="false"/>
      <style:text-properties fo:color="#666666" fo:font-size="10pt"/>
    </style:style>
    <style:style style:name="Q_20__3a__20_Manipuler" style:display-name="Q : Manipuler" style:family="paragraph" style:parent-style-name="Standard" style:list-style-name="Question_a0__3a__20_Manipuler">
      <style:paragraph-properties fo:margin-top="0cm" fo:margin-bottom="0.101cm" style:contextual-spacing="false"/>
      <style:text-properties fo:color="#666666" fo:font-size="10pt"/>
    </style:style>
    <style:style style:name="Q_20__3a__20_Informatique" style:display-name="Q : Informatique" style:family="paragraph" style:parent-style-name="Standard" style:list-style-name="Question_a0__3a__20_Informatique" style:master-page-name="">
      <style:paragraph-properties fo:margin-top="0cm" fo:margin-bottom="0.101cm" style:contextual-spacing="false" style:page-number="auto"/>
      <style:text-properties fo:color="#666666" fo:font-size="10pt"/>
    </style:style>
    <style:style style:name="Frame_20_contents" style:display-name="Frame contents" style:family="paragraph" style:parent-style-name="Text_20_body" style:class="extra" style:master-page-name="">
      <style:paragraph-properties fo:margin-top="0cm" fo:margin-bottom="0.199cm" style:contextual-spacing="false" style:page-number="auto" fo:background-color="transparent" style:vertical-align="middle">
        <style:background-image/>
      </style:paragraph-properties>
    </style:style>
    <style:style style:name="_30_0_20_Titre" style:display-name="00 Titre" style:family="paragraph" style:parent-style-name="_30_4_20_Texte" style:default-outline-level="1">
      <style:paragraph-properties fo:margin-top="0cm" fo:margin-bottom="0.101cm" style:contextual-spacing="false" fo:text-align="center" style:justify-single-word="false" fo:padding="0.199cm" fo:border="2.49pt solid #5abebe" style:shadow="none" text:number-lines="false" text:line-number="1">
        <style:tab-stops/>
      </style:paragraph-properties>
      <style:text-properties fo:text-transform="uppercase" fo:color="#1f497d" style:text-position="0% 100%" fo:font-size="20pt" fo:font-weight="bold" style:font-size-asian="20pt" style:font-weight-asian="bold" style:font-size-complex="20pt" style:font-weight-complex="bold"/>
    </style:style>
    <style:style style:name="Q_20__3a__20_Numéro" style:display-name="Q : Numéro" style:family="paragraph" style:parent-style-name="_30_4_20_Texte" style:list-style-name="Question_20__3a__20_Numero" style:master-page-name="">
      <style:paragraph-properties fo:margin-top="0cm" fo:margin-bottom="0.101cm" style:contextual-spacing="false" style:page-number="auto" fo:background-color="transparent" style:shadow="none">
        <style:tab-stops/>
        <style:background-image/>
      </style:paragraph-properties>
      <style:text-properties fo:color="#ff0000"/>
    </style:style>
    <style:style style:name="_30_5_20_Correction" style:display-name="05 Correction" style:family="paragraph" style:parent-style-name="_30_4_20_Texte" style:master-page-name="">
      <style:paragraph-properties style:page-number="auto"/>
      <style:text-properties fo:color="#008000"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ormal" style:family="text">
      <style:text-properties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1">
        <style:list-level-properties text:min-label-width="1.251cm"/>
      </text:outline-level-style>
      <text:outline-level-style text:level="3" style:num-format="1" text:display-levels="3">
        <style:list-level-properties text:min-label-width="1.251cm"/>
      </text:outline-level-style>
      <text:outline-level-style text:level="4" style:num-format="1" text:display-levels="4">
        <style:list-level-properties text:min-label-width="1.251cm"/>
      </text:outline-level-style>
      <text:outline-level-style text:level="5" style:num-format="1" text:display-levels="5">
        <style:list-level-properties text:min-label-width="1.251cm"/>
      </text:outline-level-style>
      <text:outline-level-style text:level="6" style:num-format="1" text:display-levels="6">
        <style:list-level-properties text:min-label-width="1.251cm"/>
      </text:outline-level-style>
      <text:outline-level-style text:level="7" style:num-format="1" text:display-levels="7">
        <style:list-level-properties text:min-label-width="1.251cm"/>
      </text:outline-level-style>
      <text:outline-level-style text:level="8" style:num-format="1" text:display-levels="8">
        <style:list-level-properties text:min-label-width="1.251cm"/>
      </text:outline-level-style>
      <text:outline-level-style text:level="9" style:num-format="1" text:display-levels="9">
        <style:list-level-properties text:min-label-width="1.251cm"/>
      </text:outline-level-style>
      <text:outline-level-style text:level="10" style:num-format="1" text:display-levels="10">
        <style:list-level-properties text:min-label-width="1.251cm"/>
      </text:outline-level-style>
    </text:outline-style>
    <text:list-style style:name="Numbering_20_1" style:display-name="Numbering 1">
      <text:list-level-style-number text:level="1" text:style-name="Numbering_20_Symbols" style:num-format="1">
        <style:list-level-properties text:min-label-width="0.499cm"/>
      </text:list-level-style-number>
      <text:list-level-style-number text:level="2" text:style-name="Numbering_20_Symbols" style:num-format="1">
        <style:list-level-properties text:space-before="0.501cm" text:min-label-width="0.499cm"/>
      </text:list-level-style-number>
      <text:list-level-style-number text:level="3" text:style-name="Numbering_20_Symbols" style:num-format="1">
        <style:list-level-properties text:space-before="1cm" text:min-label-width="0.499cm"/>
      </text:list-level-style-number>
      <text:list-level-style-number text:level="4" text:style-name="Numbering_20_Symbols" style:num-format="1">
        <style:list-level-properties text:space-before="1.501cm" text:min-label-width="0.499cm"/>
      </text:list-level-style-number>
      <text:list-level-style-number text:level="5" text:style-name="Numbering_20_Symbols" style:num-format="1">
        <style:list-level-properties text:space-before="2cm" text:min-label-width="0.499cm"/>
      </text:list-level-style-number>
      <text:list-level-style-number text:level="6" text:style-name="Numbering_20_Symbols" style:num-format="1">
        <style:list-level-properties text:space-before="2.501cm" text:min-label-width="0.499cm"/>
      </text:list-level-style-number>
      <text:list-level-style-number text:level="7" text:style-name="Numbering_20_Symbols" style:num-format="1">
        <style:list-level-properties text:space-before="3.001cm" text:min-label-width="0.499cm"/>
      </text:list-level-style-number>
      <text:list-level-style-number text:level="8" text:style-name="Numbering_20_Symbols" style:num-format="1">
        <style:list-level-properties text:space-before="3.502cm" text:min-label-width="0.499cm"/>
      </text:list-level-style-number>
      <text:list-level-style-number text:level="9" text:style-name="Numbering_20_Symbols" style:num-format="1">
        <style:list-level-properties text:space-before="4.001cm" text:min-label-width="0.499cm"/>
      </text:list-level-style-number>
      <text:list-level-style-number text:level="10" text:style-name="Numbering_20_Symbols"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Question_a0__3a__20_Construire" style:display-name="Question : Construire">
      <text:list-level-style-bullet text:level="1"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3"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4"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6"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7"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9"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10"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style>
    <text:list-style style:name="Question_a0__3a__20_Informatique" style:display-name="Question : Informatique">
      <text:list-level-style-bullet text:level="1"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2"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3"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5"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6"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8"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9"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10"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style>
    <text:list-style style:name="Question_a0__3a__20_Manipuler" style:display-name="Question : Manipuler">
      <text:list-level-style-bullet text:level="1"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3"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4"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6"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7"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9"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10"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style>
    <text:list-style style:name="Question_a0__3a__20_Observer" style:display-name="Question : Observer">
      <text:list-level-style-bullet text:level="1"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2"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3"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5"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6"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8"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9"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level-style-bullet text:level="10"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text:list-level-style-bullet>
    </text:list-style>
    <text:list-style style:name="Question_a0__3a__20_Rédiger" style:display-name="Question : Rédiger">
      <text:list-level-style-bullet text:level="1"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3"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4"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6"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7"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9"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level-style-bullet text:level="10" text:style-name="Zeichenformat" text:bullet-char="">
        <style:list-level-properties text:list-level-position-and-space-mode="label-alignment">
          <style:list-level-label-alignment text:label-followed-by="listtab" text:list-tab-stop-position="1.251cm" fo:text-indent="-1.251cm" fo:margin-left="1.251cm"/>
        </style:list-level-properties>
        <style:text-properties style:font-name="Wingdings 2"/>
      </text:list-level-style-bullet>
    </text:list-style>
    <text:list-style style:name="Question_20__3a__20_Numero" style:display-name="Question : Numero">
      <text:list-level-style-number text:level="1"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6"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7"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8"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9"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10" text:style-name="Numbering_20_Symbols" style:num-prefix="Q"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style:tab-stops>
          <style:tab-stop style:position="20.6cm" style:type="right"/>
        </style:tab-stops>
      </style:paragraph-properties>
      <style:text-properties fo:color="#ffffff" fo:font-weight="bold" fo:background-color="#5abebe" style:font-weight-asian="bold" style:font-weight-complex="bold"/>
    </style:style>
    <style:style style:name="MP2" style:family="paragraph" style:parent-style-name="Standard">
      <style:paragraph-properties>
        <style:tab-stops>
          <style:tab-stop style:position="18cm" style:type="right"/>
        </style:tab-stops>
      </style:paragraph-properties>
      <style:text-properties fo:color="#ffffff" fo:font-size="5pt" fo:font-weight="bold" fo:background-color="#5abebe" style:font-size-asian="5pt" style:font-weight-asian="bold" style:font-size-complex="5pt" style:font-weight-complex="bold"/>
    </style:style>
    <style:style style:name="MP3" style:family="paragraph" style:parent-style-name="Standard" style:master-page-name="">
      <style:paragraph-properties fo:margin-top="0cm" fo:margin-bottom="0cm" style:contextual-spacing="false" style:page-number="auto">
        <style:tab-stops/>
      </style:paragraph-properties>
      <style:text-properties fo:color="#ffffff" fo:font-size="5pt" fo:font-weight="bold" fo:background-color="#9858a8" style:font-size-asian="5pt" style:font-weight-asian="bold" style:font-size-complex="5pt" style:font-weight-complex="bold"/>
    </style:style>
    <style:style style:name="MP4" style:family="paragraph" style:parent-style-name="Standard" style:master-page-name="">
      <style:paragraph-properties fo:margin-top="0cm" fo:margin-bottom="0cm" style:contextual-spacing="false" style:page-number="auto" fo:background-color="transparent">
        <style:tab-stops>
          <style:tab-stop style:position="20.6cm" style:type="right"/>
        </style:tab-stops>
        <style:background-image/>
      </style:paragraph-properties>
      <style:text-properties fo:color="#ffffff" fo:font-weight="bold" fo:background-color="#9858a8" style:font-weight-asian="bold" style:font-weight-complex="bold"/>
    </style:style>
    <style:style style:name="MP5" style:family="paragraph" style:parent-style-name="Standard">
      <style:paragraph-properties fo:margin-top="0cm" fo:margin-bottom="0cm" style:contextual-spacing="false">
        <style:tab-stops>
          <style:tab-stop style:position="29.3cm" style:type="right"/>
        </style:tab-stops>
      </style:paragraph-properties>
      <style:text-properties fo:color="#ffffff" fo:font-weight="bold" fo:background-color="#5abebe" style:font-weight-asian="bold" style:font-weight-complex="bold"/>
    </style:style>
    <style:style style:name="MP6" style:family="paragraph" style:parent-style-name="Standard" style:master-page-name="">
      <style:paragraph-properties fo:margin-top="0cm" fo:margin-bottom="0cm" style:contextual-spacing="false" style:page-number="auto" fo:background-color="transparent">
        <style:tab-stops>
          <style:tab-stop style:position="8.999cm" style:type="center"/>
          <style:tab-stop style:position="18cm" style:type="right"/>
        </style:tab-stops>
        <style:background-image/>
      </style:paragraph-properties>
      <style:text-properties fo:color="#ffffff" fo:font-size="5pt" fo:font-weight="bold" fo:background-color="#9858a8" style:font-size-asian="5pt" style:font-weight-asian="bold" style:font-size-complex="5pt" style:font-weight-complex="bold"/>
    </style:style>
    <style:style style:name="MP7" style:family="paragraph" style:parent-style-name="Standard">
      <style:paragraph-properties fo:margin-top="0cm" fo:margin-bottom="0cm" style:contextual-spacing="false" fo:background-color="transparent">
        <style:tab-stops>
          <style:tab-stop style:position="29.3cm" style:type="right"/>
        </style:tab-stops>
        <style:background-image/>
      </style:paragraph-properties>
      <style:text-properties fo:color="#ffffff" fo:font-weight="bold" fo:background-color="#9858a8" style:font-weight-asian="bold" style:font-weight-complex="bold"/>
    </style:style>
    <style:style style:name="MP8" style:family="paragraph" style:parent-style-name="Standard">
      <style:paragraph-properties fo:margin-top="0cm" fo:margin-bottom="0cm" style:contextual-spacing="false">
        <style:tab-stops>
          <style:tab-stop style:position="14.4cm" style:type="right"/>
        </style:tab-stops>
      </style:paragraph-properties>
      <style:text-properties fo:color="#ffffff" fo:font-weight="bold" fo:background-color="#5abebe" style:font-weight-asian="bold" style:font-weight-complex="bold"/>
    </style:style>
    <style:style style:name="MP9" style:family="paragraph" style:parent-style-name="Standard" style:master-page-name="">
      <style:paragraph-properties fo:margin-top="0cm" fo:margin-bottom="0cm" style:contextual-spacing="false" style:page-number="auto" fo:background-color="transparent">
        <style:tab-stops>
          <style:tab-stop style:position="14.4cm" style:type="center"/>
        </style:tab-stops>
        <style:background-image/>
      </style:paragraph-properties>
      <style:text-properties fo:color="#ffffff" fo:font-weight="bold" fo:background-color="#9858a8" style:font-weight-asian="bold" style:font-weight-complex="bold"/>
    </style:style>
    <style:style style:name="MT1" style:family="text">
      <style:text-properties officeooo:rsid="005db137"/>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cm" fo:margin-bottom="0.3cm" fo:margin-left="0.199cm" fo:margin-right="0.1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4">
      <style:page-layout-properties fo:page-width="29.7cm" fo:page-height="21.001cm" style:num-format="1" style:print-orientation="landscape" fo:margin-top="0.3cm" fo:margin-bottom="0.3cm" fo:margin-left="0.199cm" fo:margin-right="0.1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5">
      <style:page-layout-properties fo:page-width="14.801cm" fo:page-height="21.001cm" style:num-format="1" style:print-orientation="portrait" fo:margin-top="0.3cm" fo:margin-bottom="0.3cm" fo:margin-left="0.199cm" fo:margin-right="0.1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6">
      <style:page-layout-properties fo:page-width="21.001cm" fo:page-height="14.801cm" style:num-format="1" style:print-orientation="landscape" fo:margin-top="0.3cm" fo:margin-bottom="0.3cm" fo:margin-left="0.199cm" fo:margin-right="0.1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master-page style:name="HTML" style:page-layout-name="Mpm2"/>
    <style:master-page style:name="TD_20_A4V" style:display-name="TD A4V" style:page-layout-name="Mpm3">
      <style:header>
        <text:p text:style-name="MP1"><text:s/>LORITZ<text:tab/>C.P.G.E. </text:p>
        <text:p text:style-name="MP2"/>
      </style:header>
      <style:footer>
        <text:p text:style-name="MP3"/>
        <text:p text:style-name="MP4"><text:s/>Source<text:tab/>A.I.1 - <text:page-number text:select-page="current">0</text:page-number>/<text:page-count>3</text:page-count> </text:p>
      </style:footer>
    </style:master-page>
    <style:master-page style:name="TD_20_A4H" style:display-name="TD A4H" style:page-layout-name="Mpm4">
      <style:header>
        <text:p text:style-name="MP5"><text:s/>LORITZ<text:tab/>C.P.G.E. </text:p>
        <text:p text:style-name="MP2"/>
      </style:header>
      <style:footer>
        <text:p text:style-name="MP6"/>
        <text:p text:style-name="MP7"><text:s/>Source<text:tab/>A.I.1 - <text:page-number text:select-page="current">0</text:page-number>/<text:page-count>3</text:page-count> </text:p>
      </style:footer>
    </style:master-page>
    <style:master-page style:name="TD_20_A5V" style:display-name="TD A5V" style:page-layout-name="Mpm5">
      <style:header>
        <text:p text:style-name="MP8"><text:s/>LORITZ<text:tab/>C.P.G.E. </text:p>
        <text:p text:style-name="MP2"/>
      </style:header>
      <style:footer>
        <text:p text:style-name="MP3"/>
        <text:p text:style-name="MP9"><text:s/>D<text:span text:style-name="MT1">'après « Composition d'informatique – B – (XEC) – Filière MP/PC - 2012</text:span><text:tab/><text:page-number text:select-page="current">3</text:page-number>/<text:page-count>3</text:page-count> </text:p>
      </style:footer>
    </style:master-page>
    <style:master-page style:name="TD_20_A5H" style:display-name="TD A5H" style:page-layout-name="Mpm6">
      <style:header>
        <text:p text:style-name="MP5"><text:s/>LORITZ<text:tab/>C.P.G.E. </text:p>
        <text:p text:style-name="MP2"/>
      </style:header>
      <style:footer>
        <text:p text:style-name="MP6"/>
        <text:p text:style-name="MP7"><text:s/>Source<text:tab/>A.I.1 - <text:page-number text:select-page="current">0</text:page-number>/<text:page-count>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David Fournier</dc:title>
    <meta:creation-date>2011-03-05T21:33:55.11</meta:creation-date>
    <meta:editing-cycles>35</meta:editing-cycles>
    <meta:editing-duration>PT17H52M59S</meta:editing-duration>
    <dc:date>2014-12-02T01:09:05.044000000</dc:date>
    <meta:document-statistic meta:table-count="4" meta:image-count="0" meta:object-count="8" meta:page-count="3" meta:paragraph-count="76" meta:word-count="1247" meta:character-count="7098" meta:non-whitespace-character-count="5923"/>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o fence="true" stretchy="true">|</mo>
        <mrow>
          <msub>
            <mi mathvariant="normal">E</mi>
            <mtext>&lt;m</mtext>
          </msub>
        </mrow>
        <mo fence="true" stretchy="true">|</mo>
      </mrow>
      <mo stretchy="false">=</mo>
      <mrow>
        <mo fence="true" stretchy="true">|</mo>
        <mrow>
          <mrow>
            <mi mathvariant="normal">n</mi>
            <mo stretchy="false">/</mo>
            <mn>2</mn>
          </mrow>
        </mrow>
        <mo fence="true" stretchy="true">|</mo>
      </mrow>
    </mrow>
    <annotation encoding="StarMath 5.0">left lline E_{"&lt;m"} right rline
=
left lline n / 2 right rline
</annotation>
  </semantics>
</math>
</file>

<file path=Object 2/content.xml><?xml version="1.0" encoding="utf-8"?>
<math xmlns="http://www.w3.org/1998/Math/MathML" display="block">
  <semantics>
    <mrow>
      <mrow>
        <mo fence="true" stretchy="true">|</mo>
        <mrow>
          <msub>
            <mi mathvariant="normal">E</mi>
            <mtext>&gt;m</mtext>
          </msub>
        </mrow>
        <mo fence="true" stretchy="true">|</mo>
      </mrow>
      <mo stretchy="false">=</mo>
      <mrow>
        <mo fence="true" stretchy="true">|</mo>
        <mrow>
          <mrow>
            <mi mathvariant="normal">n</mi>
            <mo stretchy="false">/</mo>
            <mn>2</mn>
          </mrow>
        </mrow>
        <mo fence="true" stretchy="true">|</mo>
      </mrow>
    </mrow>
    <annotation encoding="StarMath 5.0">left lline E_{"&gt;m"} right rline
=
left lline n / 2 right rline
</annotation>
  </semantics>
</math>
</file>

<file path=Object 3/content.xml><?xml version="1.0" encoding="utf-8"?>
<math xmlns="http://www.w3.org/1998/Math/MathML" display="block">
  <semantics>
    <msub>
      <mi mathvariant="normal">E</mi>
      <mtext>&lt;m</mtext>
    </msub>
    <annotation encoding="StarMath 5.0">E_{"&lt;m"}
</annotation>
  </semantics>
</math>
</file>

<file path=Object 4/content.xml><?xml version="1.0" encoding="utf-8"?>
<math xmlns="http://www.w3.org/1998/Math/MathML" display="block">
  <semantics>
    <msub>
      <mi mathvariant="normal">E</mi>
      <mtext>&gt;m</mtext>
    </msub>
    <annotation encoding="StarMath 5.0">E_{"&gt;m"}
</annotation>
  </semantics>
</math>
</file>

<file path=Object 5/content.xml><?xml version="1.0" encoding="utf-8"?>
<math xmlns="http://www.w3.org/1998/Math/MathML" display="block">
  <semantics>
    <mrow>
      <mo fence="true" stretchy="true">|</mo>
      <mrow>
        <msub>
          <mi mathvariant="normal">E</mi>
          <mtext>&lt;m</mtext>
        </msub>
      </mrow>
      <mo fence="true" stretchy="true">|</mo>
    </mrow>
    <annotation encoding="StarMath 5.0">left lline E_{"&lt;m"} right rline
</annotation>
  </semantics>
</math>
</file>

<file path=Object 6/content.xml><?xml version="1.0" encoding="utf-8"?>
<math xmlns="http://www.w3.org/1998/Math/MathML" display="block">
  <semantics>
    <mrow>
      <mo fence="true" stretchy="true">|</mo>
      <mrow>
        <msub>
          <mi mathvariant="normal">E</mi>
          <mtext>&gt;m</mtext>
        </msub>
      </mrow>
      <mo fence="true" stretchy="true">|</mo>
    </mrow>
    <annotation encoding="StarMath 5.0">left lline E_{"&gt;m"} right rline
</annotation>
  </semantics>
</math>
</file>

<file path=Object 7/content.xml><?xml version="1.0" encoding="utf-8"?>
<math xmlns="http://www.w3.org/1998/Math/MathML" display="block">
  <semantics>
    <msub>
      <mi>tab</mi>
      <mtext>&lt;p</mtext>
    </msub>
    <annotation encoding="StarMath 5.0">tab_{"&lt;p"}</annotation>
  </semantics>
</math>
</file>

<file path=Object 8/content.xml><?xml version="1.0" encoding="utf-8"?>
<math xmlns="http://www.w3.org/1998/Math/MathML" display="block">
  <semantics>
    <msub>
      <mi>tab</mi>
      <mtext>&gt;p</mtext>
    </msub>
    <annotation encoding="StarMath 5.0">tab_{"&gt;p"}</annotation>
  </semantics>
</math>
</file>